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language="fr" fo:country="FR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5pt" fo:language="fr" fo:country="FR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5pt" fo:language="fr" fo:country="FR" style:text-underline-style="solid" style:text-underline-width="auto" style:text-underline-color="font-color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language="fr" fo:country="FR" style:text-underline-style="none" fo:font-weight="normal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fr" fo:country="FR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hier des charges:</text:p>
      <text:p text:style-name="P9">Jeu de Tablut</text:p>
      <text:p text:style-name="P9"/>
      <text:p text:style-name="P10"/>
      <text:p text:style-name="P11"><text:span text:style-name="T4">Résumé:</text:span><text:span text:style-name="T2"> </text:span></text:p>
      <text:p text:style-name="P1"/>
      <text:p text:style-name="P3">Le Ming Mang est un jeu de plateau tibétain. Il se pratique sur un plateau de Go (19x19) et s’apparente au Reversi. </text:p>
      <text:p text:style-name="P4">Il s'agira de développer un jeu de Ming Mang en python jouable jusqu’à deux joueurs.</text:p>
      <text:p text:style-name="P4"/>
      <text:p text:style-name="P6"/>
      <text:p text:style-name="P7"/>
      <text:p text:style-name="P8"><text:span text:style-name="T1">Contenu: <text:s text:c="2"/></text:span><text:span text:style-name="T3">- Acteurs:</text:span><text:span text:style-name="T2"> Le jeu est accessible a tout type d'acteurs jusqu'a deux joueurs maximum</text:span></text:p>
      <text:p text:style-name="P5"><text:tab/><text:tab/><text:tab/></text:p>
      <text:p text:style-name="P8"><text:span text:style-name="T2"><text:tab/><text:tab/></text:span><text:span text:style-name="T3">-Fonctionalitées attendues:</text:span><text:span text:style-name="T2"> 1) jouer au Ming Mang sur un plateau 19x19 en console python</text:span></text:p>
      <text:list xml:id="list209829555403291850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><text:s text:c="2"/>2) interface graphique comprenant un bouton quitter , 4 boutons de déplacement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tab/><text:tab/></text:p>
      <text:p text:style-name="P5"><text:tab/><text:tab/><text:span text:style-name="T5">-Conditions d'utilisation:</text:span> Nécessite l'installation de python 3.X et l'utilisation de la <text:tab/><text:tab/><text:tab/><text:tab/><text:tab/> <text:s text:c="5"/>console python. Le programme peut être hébergé<text:tab/><text:tab/><text:tab/><text:tab/><text:tab/><text:tab/> <text:s text:c="5"/>localement et ne nécessite donc pas de serveur .Le <text:tab/><text:tab/><text:tab/><text:tab/><text:tab/><text:tab/> <text:s text:c="5"/>programme fonctionnera sur n'importe quel système <text:tab/><text:tab/><text:tab/><text:tab/><text:tab/><text:tab/> <text:s text:c="5"/>d'exploitation pouvant supporter la console python.</text:p>
      <text:p text:style-name="P5"><text:tab/><text:tab/></text:p>
      <text:p text:style-name="P5"><text:tab/><text:tab/><text:span text:style-name="T5">-Internationalité:</text:span> Le programme sera disponible uniquement en Français.</text:p>
      <text:p text:style-name="P5"><text:tab/><text:tab/></text:p>
      <text:p text:style-name="P5"><text:tab/><text:tab/><text:span text:style-name="T5">-Possibilité d'améliorations:</text:span> Les fonctionnalités suivantes seront susceptible d'être <text:tab/><text:tab/><text:tab/><text:tab/><text:tab/> <text:s text:c="9"/>implémentée dans la version finale : boutons <text:tab/><text:tab/><text:tab/><text:tab/><text:tab/><text:tab/> <text:s text:c="9"/>sauvegarder/charger fonctionnels disponible sur <text:tab/><text:tab/><text:tab/><text:tab/><text:tab/><text:tab/> <text:s text:c="9"/>l'interface graphique</text:p>
      <text:p text:style-name="P5"><text:tab/><text:tab/></text:p>
      <text:p text:style-name="P5"><text:tab/><text:tab/></text:p>
      <text:p text:style-name="P5"><text:tab/><text:tab/><text:tab/><text:tab/><text:tab/> <text:s text:c="8"/></text:p>
      <text:list xml:id="list3938171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><text:s text:c="2"/></text:p>
                                              <text:p text:style-name="P12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M39S</meta:editing-duration>
    <meta:editing-cycles>27</meta:editing-cycles>
    <meta:generator>OpenOffice/4.1.1$Win32 OpenOffice.org_project/411m6$Build-9775</meta:generator>
    <dc:date>2016-03-12T19:20:16.35</dc:date>
    <meta:document-statistic meta:table-count="0" meta:image-count="0" meta:object-count="0" meta:page-count="1" meta:paragraph-count="19" meta:word-count="153" meta:character-count="1191"/>
    <meta:user-defined meta:name="Info 1"/>
    <meta:user-defined meta:name="Info 2"/>
    <meta:user-defined meta:name="Info 3"/>
    <meta:user-defined meta:name="Info 4"/>
  </office:meta>
</office:document-meta>
</file>